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2.375in"/>
    </style:style>
    <style:style style:name="Table2.D" style:family="table-column">
      <style:table-column-properties style:column-width="1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ffe99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padding="0.0382in" fo:border="0.05pt solid #000000"/>
    </style:style>
    <style:style style:name="Table2.D1" style:family="table-cell">
      <style:table-cell-properties fo:background-color="#ffe994" fo:padding="0.0382in" fo:border="0.05pt solid #000000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7306in"/>
    </style:style>
    <style:style style:name="Table3.B" style:family="table-column">
      <style:table-column-properties style:column-width="1.7069in"/>
    </style:style>
    <style:style style:name="Table3.C" style:family="table-column">
      <style:table-column-properties style:column-width="1.7556in"/>
    </style:style>
    <style:style style:name="Table3.D" style:family="table-column">
      <style:table-column-properties style:column-width="1.734in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7313in"/>
    </style:style>
    <style:style style:name="Table6.B" style:family="table-column">
      <style:table-column-properties style:column-width="1.7063in"/>
    </style:style>
    <style:style style:name="Table6.C" style:family="table-column">
      <style:table-column-properties style:column-width="1.7556in"/>
    </style:style>
    <style:style style:name="Table6.D" style:family="table-column">
      <style:table-column-properties style:column-width="1.734in"/>
    </style:style>
    <style:style style:name="Table6.A1" style:family="table-cell">
      <style:table-cell-properties fo:background-color="#ffe99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ffe994" fo:padding="0.0382in" fo:border="0.05pt solid #000000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9375in"/>
    </style:style>
    <style:style style:name="Table10.B" style:family="table-column">
      <style:table-column-properties style:column-width="0.5625in"/>
    </style:style>
    <style:style style:name="Table10.C" style:family="table-column">
      <style:table-column-properties style:column-width="0.5688in"/>
    </style:style>
    <style:style style:name="Table10.D" style:family="table-column">
      <style:table-column-properties style:column-width="0.6069in"/>
    </style:style>
    <style:style style:name="Table10.G" style:family="table-column">
      <style:table-column-properties style:column-width="0.6521in"/>
    </style:style>
    <style:style style:name="Table10.H" style:family="table-column">
      <style:table-column-properties style:column-width="0.5618in"/>
    </style:style>
    <style:style style:name="Table10.K" style:family="table-column">
      <style:table-column-properties style:column-width="0.6097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K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ffe994" fo:padding="0.0382in" fo:border-left="0.05pt solid #000000" fo:border-right="none" fo:border-top="none" fo:border-bottom="0.05pt solid #000000">
        <style:background-image/>
      </style:table-cell-properties>
    </style:style>
    <style:style style:name="Table10.K2" style:family="table-cell">
      <style:table-cell-properties fo:background-color="#ffe99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1458in"/>
    </style:style>
    <style:style style:name="Table4.B" style:family="table-column">
      <style:table-column-properties style:column-width="0.9792in"/>
    </style:style>
    <style:style style:name="Table4.C" style:family="table-column">
      <style:table-column-properties style:column-width="1.5896in"/>
    </style:style>
    <style:style style:name="Table4.D" style:family="table-column">
      <style:table-column-properties style:column-width="1.0979in"/>
    </style:style>
    <style:style style:name="Table4.E" style:family="table-column">
      <style:table-column-properties style:column-width="2.114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none" fo:border-top="0.05pt solid #000000" fo:border-bottom="0.05pt solid #000000"/>
    </style:style>
    <style:style style:name="Table4.E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3.3625in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background-color="#81d41a" fo:padding="0.0382in" fo:border="0.05pt solid #000000">
        <style:background-image/>
      </style:table-cell-properties>
    </style:style>
    <style:style style:name="Table14" style:family="table">
      <style:table-properties style:width="3.3646in" fo:margin-left="0in" table:align="left"/>
    </style:style>
    <style:style style:name="Table14.A" style:family="table-column">
      <style:table-column-properties style:column-width="1.875in"/>
    </style:style>
    <style:style style:name="Table14.B" style:family="table-column">
      <style:table-column-properties style:column-width="1.4896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background-color="#81d41a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3625in" table:align="margins"/>
    </style:style>
    <style:style style:name="Table15.A" style:family="table-column">
      <style:table-column-properties style:column-width="3.3625in" style:rel-column-width="65535*"/>
    </style:style>
    <style:style style:name="Table15.A1" style:family="table-cell">
      <style:table-cell-properties fo:padding="0.0382in" fo:border="0.05pt solid #000000"/>
    </style:style>
    <style:style style:name="Table15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3625in" table:align="margins"/>
    </style:style>
    <style:style style:name="Table16.A" style:family="table-column">
      <style:table-column-properties style:column-width="3.3625in" style:rel-column-width="65535*"/>
    </style:style>
    <style:style style:name="Table16.A1" style:family="table-cell">
      <style:table-cell-properties fo:background-color="#ff4000" fo:padding="0.0382in" fo:border="0.05pt solid #000000">
        <style:background-image/>
      </style:table-cell-properties>
    </style:style>
    <style:style style:name="Table17" style:family="table">
      <style:table-properties style:width="3.3646in" fo:margin-left="0in" table:align="left"/>
    </style:style>
    <style:style style:name="Table17.A" style:family="table-column">
      <style:table-column-properties style:column-width="1.5in"/>
    </style:style>
    <style:style style:name="Table17.B" style:family="table-column">
      <style:table-column-properties style:column-width="1.8646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background-color="#ff4000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3625in" table:align="margins"/>
    </style:style>
    <style:style style:name="Table18.A" style:family="table-column">
      <style:table-column-properties style:column-width="3.362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3.3625in" table:align="margins"/>
    </style:style>
    <style:style style:name="Table19.A" style:family="table-column">
      <style:table-column-properties style:column-width="3.3625in" style:rel-column-width="65535*"/>
    </style:style>
    <style:style style:name="Table19.A1" style:family="table-cell">
      <style:table-cell-properties fo:background-color="#ff4000" fo:padding="0.0382in" fo:border="0.05pt solid #000000">
        <style:background-image/>
      </style:table-cell-properties>
    </style:style>
    <style:style style:name="Table20" style:family="table">
      <style:table-properties style:width="3.3646in" fo:margin-left="0in" table:align="left"/>
    </style:style>
    <style:style style:name="Table20.A" style:family="table-column">
      <style:table-column-properties style:column-width="1.5in"/>
    </style:style>
    <style:style style:name="Table20.B" style:family="table-column">
      <style:table-column-properties style:column-width="1.8646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background-color="#ff4000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3.3625in" table:align="margins"/>
    </style:style>
    <style:style style:name="Table21.A" style:family="table-column">
      <style:table-column-properties style:column-width="3.36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3.3625in" fo:break-before="column" table:align="margins"/>
    </style:style>
    <style:style style:name="Table22.A" style:family="table-column">
      <style:table-column-properties style:column-width="3.3625in" style:rel-column-width="65535*"/>
    </style:style>
    <style:style style:name="Table22.A1" style:family="table-cell">
      <style:table-cell-properties fo:background-color="#5983b0" fo:padding="0.0382in" fo:border="0.05pt solid #000000">
        <style:background-image/>
      </style:table-cell-properties>
    </style:style>
    <style:style style:name="Table23" style:family="table">
      <style:table-properties style:width="3.3646in" fo:margin-left="0in" table:align="left"/>
    </style:style>
    <style:style style:name="Table23.A" style:family="table-column">
      <style:table-column-properties style:column-width="1.8125in"/>
    </style:style>
    <style:style style:name="Table23.B" style:family="table-column">
      <style:table-column-properties style:column-width="1.5521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background-color="#5983b0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3625in" table:align="margins"/>
    </style:style>
    <style:style style:name="Table24.A" style:family="table-column">
      <style:table-column-properties style:column-width="3.3625in" style:rel-column-width="65535*"/>
    </style:style>
    <style:style style:name="Table24.A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3646in" fo:margin-left="0in" table:align="left"/>
    </style:style>
    <style:style style:name="Table25.A" style:family="table-column">
      <style:table-column-properties style:column-width="1in"/>
    </style:style>
    <style:style style:name="Table25.B" style:family="table-column">
      <style:table-column-properties style:column-width="2.3646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3.3625in" table:align="margins"/>
    </style:style>
    <style:style style:name="Table26.A" style:family="table-column">
      <style:table-column-properties style:column-width="3.3625in" style:rel-column-width="65535*"/>
    </style:style>
    <style:style style:name="Table26.A1" style:family="table-cell">
      <style:table-cell-properties fo:background-color="#ff4000" fo:padding="0.0382in" fo:border="0.05pt solid #000000">
        <style:background-image/>
      </style:table-cell-properties>
    </style:style>
    <style:style style:name="Table27" style:family="table">
      <style:table-properties style:width="3.3646in" fo:margin-left="0in" table:align="left"/>
    </style:style>
    <style:style style:name="Table27.A" style:family="table-column">
      <style:table-column-properties style:column-width="1.8125in"/>
    </style:style>
    <style:style style:name="Table27.B" style:family="table-column">
      <style:table-column-properties style:column-width="1.5521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background-color="#ff4000" fo:padding="0.0382in" fo:border="0.05pt solid #000000">
        <style:background-image/>
      </style:table-cell-properties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3625in" table:align="margins"/>
    </style:style>
    <style:style style:name="Table28.A" style:family="table-column">
      <style:table-column-properties style:column-width="3.3625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3.3625in" table:align="margins"/>
    </style:style>
    <style:style style:name="Table29.A" style:family="table-column">
      <style:table-column-properties style:column-width="3.3625in" style:rel-column-width="65535*"/>
    </style:style>
    <style:style style:name="Table29.A1" style:family="table-cell">
      <style:table-cell-properties fo:background-color="#ff4000" fo:padding="0.0382in" fo:border="0.05pt solid #000000">
        <style:background-image/>
      </style:table-cell-properties>
    </style:style>
    <style:style style:name="Table30" style:family="table">
      <style:table-properties style:width="3.3646in" fo:margin-left="0in" table:align="left"/>
    </style:style>
    <style:style style:name="Table30.A" style:family="table-column">
      <style:table-column-properties style:column-width="1.8125in"/>
    </style:style>
    <style:style style:name="Table30.B" style:family="table-column">
      <style:table-column-properties style:column-width="1.5521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background-color="#ff4000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3.3625in" table:align="margins"/>
    </style:style>
    <style:style style:name="Table31.A" style:family="table-column">
      <style:table-column-properties style:column-width="3.3625in" style:rel-column-width="65535*"/>
    </style:style>
    <style:style style:name="Table31.A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3.3625in" table:align="margins"/>
    </style:style>
    <style:style style:name="Table32.A" style:family="table-column">
      <style:table-column-properties style:column-width="3.3625in" style:rel-column-width="65535*"/>
    </style:style>
    <style:style style:name="Table32.A1" style:family="table-cell">
      <style:table-cell-properties fo:background-color="#ff4000" fo:padding="0.0382in" fo:border="0.05pt solid #000000">
        <style:background-image/>
      </style:table-cell-properties>
    </style:style>
    <style:style style:name="Table33" style:family="table">
      <style:table-properties style:width="3.3646in" fo:margin-left="0in" table:align="left"/>
    </style:style>
    <style:style style:name="Table33.A" style:family="table-column">
      <style:table-column-properties style:column-width="1.8125in"/>
    </style:style>
    <style:style style:name="Table33.B" style:family="table-column">
      <style:table-column-properties style:column-width="1.5521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B1" style:family="table-cell">
      <style:table-cell-properties fo:background-color="#ff4000" fo:padding="0.0382in" fo:border="0.05pt solid #000000">
        <style:background-image/>
      </style:table-cell-properties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3625in" table:align="margins"/>
    </style:style>
    <style:style style:name="Table34.A" style:family="table-column">
      <style:table-column-properties style:column-width="3.3625in" style:rel-column-width="65535*"/>
    </style:style>
    <style:style style:name="Table34.A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3625in" table:align="margins"/>
    </style:style>
    <style:style style:name="Table35.A" style:family="table-column">
      <style:table-column-properties style:column-width="3.3625in" style:rel-column-width="65535*"/>
    </style:style>
    <style:style style:name="Table35.A1" style:family="table-cell">
      <style:table-cell-properties fo:background-color="#ff4000" fo:padding="0.0382in" fo:border="0.05pt solid #000000">
        <style:background-image/>
      </style:table-cell-properties>
    </style:style>
    <style:style style:name="Table36" style:family="table">
      <style:table-properties style:width="3.3646in" fo:margin-left="0in" table:align="left"/>
    </style:style>
    <style:style style:name="Table36.A" style:family="table-column">
      <style:table-column-properties style:column-width="1.8125in"/>
    </style:style>
    <style:style style:name="Table36.B" style:family="table-column">
      <style:table-column-properties style:column-width="1.5521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fo:background-color="#ff4000" fo:padding="0.0382in" fo:border="0.05pt solid #000000">
        <style:background-image/>
      </style:table-cell-properties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3.3625in" table:align="margins"/>
    </style:style>
    <style:style style:name="Table37.A" style:family="table-column">
      <style:table-column-properties style:column-width="3.3625in" style:rel-column-width="65535*"/>
    </style:style>
    <style:style style:name="Table37.A1" style:family="table-cell">
      <style:table-cell-properties fo:padding="0.0382in" fo:border="0.05pt solid #000000"/>
    </style:style>
    <style:style style:name="P1" style:family="paragraph" style:parent-style-name="Footer">
      <style:text-properties officeooo:rsid="0104c590" officeooo:paragraph-rsid="0104c590"/>
    </style:style>
    <style:style style:name="P2" style:family="paragraph" style:parent-style-name="Table_20_Contents">
      <style:text-properties officeooo:rsid="001fac3d" officeooo:paragraph-rsid="009805f1"/>
    </style:style>
    <style:style style:name="P3" style:family="paragraph" style:parent-style-name="Table_20_Contents">
      <style:text-properties officeooo:rsid="003142a6" officeooo:paragraph-rsid="009805f1"/>
    </style:style>
    <style:style style:name="P4" style:family="paragraph" style:parent-style-name="Table_20_Contents">
      <style:text-properties officeooo:rsid="003ed489" officeooo:paragraph-rsid="009805f1"/>
    </style:style>
    <style:style style:name="P5" style:family="paragraph" style:parent-style-name="Table_20_Contents">
      <style:text-properties officeooo:rsid="0064a674" officeooo:paragraph-rsid="00d801dd"/>
    </style:style>
    <style:style style:name="P6" style:family="paragraph" style:parent-style-name="Table_20_Contents">
      <style:paragraph-properties fo:text-align="center" style:justify-single-word="false"/>
      <style:text-properties officeooo:rsid="007dfb7c" officeooo:paragraph-rsid="009805f1"/>
    </style:style>
    <style:style style:name="P7" style:family="paragraph" style:parent-style-name="Standard">
      <style:text-properties officeooo:rsid="0011be6b" officeooo:paragraph-rsid="009805f1"/>
    </style:style>
    <style:style style:name="P8" style:family="paragraph" style:parent-style-name="Table_20_Contents">
      <style:paragraph-properties fo:text-align="end" style:justify-single-word="false"/>
      <style:text-properties officeooo:rsid="0011be6b" officeooo:paragraph-rsid="009805f1"/>
    </style:style>
    <style:style style:name="P9" style:family="paragraph" style:parent-style-name="Standard">
      <style:text-properties style:use-window-font-color="true" loext:opacity="0%" officeooo:rsid="0038adaf" officeooo:paragraph-rsid="00bf476e"/>
    </style:style>
    <style:style style:name="P10" style:family="paragraph" style:parent-style-name="Standard">
      <style:text-properties style:use-window-font-color="true" loext:opacity="0%" officeooo:rsid="0038adaf" officeooo:paragraph-rsid="011b66c5"/>
    </style:style>
    <style:style style:name="P11" style:family="paragraph" style:parent-style-name="Standard">
      <style:text-properties style:use-window-font-color="true" loext:opacity="0%" fo:font-style="italic" style:text-underline-style="solid" style:text-underline-width="auto" style:text-underline-color="font-color" fo:font-weight="bold" officeooo:rsid="00c99c31" officeooo:paragraph-rsid="00c99c31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use-window-font-color="true" loext:opacity="0%" style:font-name="Liberation Sans" fo:font-size="14.1000003814697pt" fo:font-weight="bold" officeooo:rsid="05338432" officeooo:paragraph-rsid="0102183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3" style:family="paragraph" style:parent-style-name="Standard">
      <style:text-properties style:use-window-font-color="true" loext:opacity="0%" style:font-name="Liberation Sans" fo:font-size="14.1000003814697pt" fo:font-weight="bold" officeooo:rsid="05338432" officeooo:paragraph-rsid="010adb6c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weight="normal" officeooo:rsid="00eed6c3" officeooo:paragraph-rsid="010adb6c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tyle="italic" style:text-underline-style="solid" style:text-underline-width="auto" style:text-underline-color="font-color" fo:font-weight="bold" officeooo:rsid="00c92239" officeooo:paragraph-rsid="00c92239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style:text-underline-style="solid" style:text-underline-width="auto" style:text-underline-color="font-color" fo:font-weight="bold" officeooo:rsid="00ad3654" officeooo:paragraph-rsid="011b66c5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style:text-underline-style="solid" style:text-underline-width="auto" style:text-underline-color="font-color" fo:font-weight="bold" officeooo:rsid="00c89868" officeooo:paragraph-rsid="011b66c5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0bb6a55" officeooo:paragraph-rsid="00bb6a55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155436" officeooo:paragraph-rsid="010adb6c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112efc3" officeooo:paragraph-rsid="010adb6c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113a84a" officeooo:paragraph-rsid="010adb6c" style:font-style-asian="italic" style:font-weight-asian="bold" style:font-style-complex="italic" style:font-weight-complex="bold"/>
    </style:style>
    <style:style style:name="P22" style:family="paragraph" style:parent-style-name="Standard">
      <style:text-properties officeooo:paragraph-rsid="00ce7174"/>
    </style:style>
    <style:style style:name="P23" style:family="paragraph" style:parent-style-name="Table_20_Contents">
      <style:text-properties officeooo:rsid="00b32c6d" officeooo:paragraph-rsid="00b32c6d"/>
    </style:style>
    <style:style style:name="P24" style:family="paragraph" style:parent-style-name="Table_20_Contents">
      <style:text-properties officeooo:rsid="00b99ca0" officeooo:paragraph-rsid="00b99ca0"/>
    </style:style>
    <style:style style:name="P25" style:family="paragraph" style:parent-style-name="Table_20_Contents">
      <style:paragraph-properties fo:text-align="center" style:justify-single-word="false"/>
      <style:text-properties officeooo:rsid="00b99ca0" officeooo:paragraph-rsid="00b99ca0"/>
    </style:style>
    <style:style style:name="P26" style:family="paragraph" style:parent-style-name="Table_20_Contents">
      <style:text-properties fo:font-size="15pt" officeooo:rsid="0011be6b" officeooo:paragraph-rsid="009805f1" style:font-size-asian="15pt" style:font-size-complex="15pt"/>
    </style:style>
    <style:style style:name="P27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117b9ef" officeooo:paragraph-rsid="010adb6c" style:font-size-asian="15pt" style:font-style-asian="italic" style:font-weight-asian="bold" style:font-size-complex="15pt" style:font-style-complex="italic" style:font-weight-complex="bold"/>
    </style:style>
    <style:style style:name="P28" style:family="paragraph" style:parent-style-name="Table_20_Contents">
      <style:text-properties fo:font-size="10pt" officeooo:rsid="00b03ec6" officeooo:paragraph-rsid="00b03ec6" style:font-size-asian="10pt" style:font-size-complex="10pt"/>
    </style:style>
    <style:style style:name="P29" style:family="paragraph" style:parent-style-name="Table_20_Contents">
      <style:text-properties fo:font-size="10pt" officeooo:rsid="00af6921" officeooo:paragraph-rsid="00af6921" style:font-size-asian="10pt" style:font-size-complex="10pt"/>
    </style:style>
    <style:style style:name="P3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/>
      <style:text-properties style:font-name="Liberation Serif" fo:font-size="11pt" fo:font-style="normal" officeooo:rsid="0342940a" officeooo:paragraph-rsid="00da138f" style:font-size-asian="11pt" style:font-style-asian="normal" style:font-size-complex="11pt" style:font-style-complex="normal"/>
    </style:style>
    <style:style style:name="P3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/>
      <style:text-properties style:font-name="Liberation Serif" fo:font-size="11pt" fo:font-style="normal" officeooo:rsid="0342940a" officeooo:paragraph-rsid="00ce7174" style:font-size-asian="11pt" style:font-style-asian="normal" style:font-size-complex="11pt" style:font-style-complex="normal"/>
    </style:style>
    <style:style style:name="P3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/>
      <style:text-properties style:font-name="Liberation Serif" fo:font-size="11pt" fo:font-style="normal" officeooo:rsid="0342940a" officeooo:paragraph-rsid="00e71647" style:font-size-asian="11pt" style:font-style-asian="normal" style:font-size-complex="11pt" style:font-style-complex="normal"/>
    </style:style>
    <style:style style:name="P3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/>
      <style:text-properties style:font-name="Liberation Serif" fo:font-size="11pt" fo:font-style="normal" style:text-underline-style="solid" style:text-underline-width="auto" style:text-underline-color="font-color" fo:font-weight="bold" officeooo:rsid="00d20bc8" officeooo:paragraph-rsid="00d20bc8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/>
      <style:text-properties style:font-name="Liberation Serif" fo:font-size="11pt" fo:font-style="normal" style:text-underline-style="solid" style:text-underline-width="auto" style:text-underline-color="font-color" fo:font-weight="bold" officeooo:rsid="00d20bc8" officeooo:paragraph-rsid="00e71647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/>
      <style:text-properties style:font-name="Liberation Serif" fo:font-size="11pt" fo:font-style="normal" style:text-underline-style="solid" style:text-underline-width="auto" style:text-underline-color="font-color" fo:font-weight="bold" officeooo:rsid="00d20bc8" officeooo:paragraph-rsid="00da138f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1c0311d" officeooo:paragraph-rsid="010adb6c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1154ad4" officeooo:paragraph-rsid="01154ad4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1154ad4" officeooo:paragraph-rsid="011576de" style:font-size-asian="12pt" style:font-weight-asian="bold" style:font-size-complex="12pt" style:font-weight-complex="bold"/>
    </style:style>
    <style:style style:name="P39" style:family="paragraph" style:parent-style-name="Text_20_body">
      <loext:graphic-properties draw:fill-hatch-name="hatch"/>
      <style:paragraph-properties fo:margin-top="0in" fo:margin-bottom="0in" style:contextual-spacing="false" fo:line-height="100%" fo:text-align="start" style:justify-single-word="false"/>
      <style:text-properties style:font-name="Liberation Serif" fo:font-size="12pt" fo:font-weight="bold" officeooo:rsid="00f2b685" officeooo:paragraph-rsid="010adb6c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2pt" officeooo:rsid="01b3bafc" officeooo:paragraph-rsid="010adb6c" style:font-size-asian="12pt" style:font-size-complex="12pt"/>
    </style:style>
    <style:style style:name="P41" style:family="paragraph" style:parent-style-name="Text_20_body">
      <style:paragraph-properties fo:break-before="page"/>
      <style:text-properties fo:color="#a1467e" loext:opacity="100%" officeooo:rsid="0013302e" officeooo:paragraph-rsid="009805f1"/>
    </style:style>
    <style:style style:name="P42" style:family="paragraph" style:parent-style-name="Text_20_body">
      <style:text-properties fo:color="#a1467e" loext:opacity="100%" officeooo:rsid="0013302e" officeooo:paragraph-rsid="00dc03c9"/>
    </style:style>
    <style:style style:name="P43" style:family="paragraph" style:parent-style-name="Text_20_body">
      <style:paragraph-properties fo:break-before="column"/>
      <style:text-properties fo:color="#a1467e" loext:opacity="100%" officeooo:rsid="0013302e" officeooo:paragraph-rsid="00dc03c9"/>
    </style:style>
    <style:style style:name="P44" style:family="paragraph" style:parent-style-name="Text_20_body">
      <style:text-properties fo:color="#a1467e" loext:opacity="100%" officeooo:rsid="002c66f3" officeooo:paragraph-rsid="00dc03c9"/>
    </style:style>
    <style:style style:name="P45" style:family="paragraph" style:parent-style-name="Standard">
      <style:text-properties officeooo:paragraph-rsid="010adb6c"/>
    </style:style>
    <style:style style:name="P46" style:family="paragraph" style:parent-style-name="Standard">
      <style:paragraph-properties fo:break-before="page"/>
      <style:text-properties officeooo:paragraph-rsid="010adb6c"/>
    </style:style>
    <style:style style:name="P47" style:family="paragraph" style:parent-style-name="Standard">
      <style:paragraph-properties fo:break-before="column"/>
      <style:text-properties officeooo:paragraph-rsid="010adb6c"/>
    </style:style>
    <style:style style:name="P4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1pt" officeooo:rsid="00eed6c3" officeooo:paragraph-rsid="010adb6c" style:font-size-asian="11pt" style:font-size-complex="11pt"/>
    </style:style>
    <style:style style:name="P4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1pt" officeooo:paragraph-rsid="010adb6c" style:font-size-asian="11pt" style:font-size-complex="11pt"/>
    </style:style>
    <style:style style:name="P5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10adb6c"/>
    </style:style>
    <style:style style:name="P5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2pt" officeooo:paragraph-rsid="010adb6c" style:font-size-asian="12pt" style:font-size-complex="12pt"/>
    </style:style>
    <style:style style:name="P5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2pt" fo:font-weight="bold" officeooo:rsid="00f2b685" officeooo:paragraph-rsid="010adb6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09805f1"/>
    </style:style>
    <style:style style:name="P5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/>
      <style:text-properties style:font-name="Liberation Serif" fo:font-size="11pt" fo:font-style="normal" style:text-underline-style="solid" style:text-underline-width="auto" style:text-underline-color="font-color" fo:font-weight="bold" officeooo:rsid="011d20c6" officeooo:paragraph-rsid="011d20c6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/>
      <style:text-properties style:font-name="Liberation Serif" fo:font-size="11pt" fo:font-style="normal" officeooo:rsid="011d20c6" officeooo:paragraph-rsid="011d20c6" style:font-size-asian="11pt" style:font-style-asian="normal" style:font-size-complex="11pt" style:font-style-complex="normal"/>
    </style:style>
    <style:style style:name="P56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0f2b685" officeooo:paragraph-rsid="010adb6c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57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0f42cea" officeooo:paragraph-rsid="010adb6c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58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0eed6c3" officeooo:paragraph-rsid="010adb6c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59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0f45690" officeooo:paragraph-rsid="010adb6c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60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113899b" officeooo:paragraph-rsid="0113899b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61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114c289" officeooo:paragraph-rsid="0114c289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62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11576de" officeooo:paragraph-rsid="011576de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63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1167f9e" officeooo:paragraph-rsid="01167f9e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64" style:family="paragraph" style:parent-style-name="Standard">
      <style:text-properties style:use-window-font-color="true" loext:opacity="0%" fo:font-style="italic" style:text-underline-style="solid" style:text-underline-width="auto" style:text-underline-color="font-color" fo:font-weight="bold" officeooo:rsid="00dc9119" officeooo:paragraph-rsid="00cc4480" style:font-style-asian="italic" style:font-weight-asian="bold" style:font-style-complex="italic" style:font-weight-complex="bold"/>
    </style:style>
    <style:style style:name="P65" style:family="paragraph" style:parent-style-name="Standard">
      <style:paragraph-properties fo:break-before="page"/>
      <style:text-properties style:use-window-font-color="true" loext:opacity="0%" fo:font-style="italic" style:text-underline-style="solid" style:text-underline-width="auto" style:text-underline-color="font-color" fo:font-weight="bold" officeooo:rsid="00dc9119" officeooo:paragraph-rsid="00cc4480" style:font-style-asian="italic" style:font-weight-asian="bold" style:font-style-complex="italic" style:font-weight-complex="bold"/>
    </style:style>
    <style:style style:name="P66" style:family="paragraph" style:parent-style-name="Standard">
      <style:text-properties officeooo:paragraph-rsid="010adb6c"/>
    </style:style>
    <style:style style:name="P67" style:family="paragraph" style:parent-style-name="Table_20_Bullet" style:list-style-name="L1">
      <style:text-properties officeooo:paragraph-rsid="011b66c5"/>
    </style:style>
    <style:style style:name="P68" style:family="paragraph" style:parent-style-name="Table_20_Bullet" style:list-style-name="L1">
      <style:text-properties officeooo:rsid="00d4e831" officeooo:paragraph-rsid="00d4e831"/>
    </style:style>
    <style:style style:name="P69" style:family="paragraph" style:parent-style-name="Table_20_Bullet" style:list-style-name="L1">
      <style:text-properties officeooo:rsid="00ad3654" officeooo:paragraph-rsid="011b66c5"/>
    </style:style>
    <style:style style:name="P70" style:family="paragraph" style:parent-style-name="Table_20_Bullet" style:list-style-name="L1">
      <style:text-properties officeooo:rsid="00adb0db" officeooo:paragraph-rsid="011b66c5"/>
    </style:style>
    <style:style style:name="P71" style:family="paragraph" style:parent-style-name="Table_20_Bullet" style:list-style-name="L3">
      <style:text-properties style:font-name="Liberation Sans" fo:font-size="12pt" fo:font-style="italic" fo:font-weight="bold" officeooo:rsid="01155436" officeooo:paragraph-rsid="010adb6c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72" style:family="paragraph" style:parent-style-name="Table_20_Bullet" style:list-style-name="L3">
      <style:text-properties style:font-name="Liberation Sans" fo:font-size="12pt" fo:font-style="italic" fo:font-weight="bold" officeooo:rsid="00fc7cef" officeooo:paragraph-rsid="010adb6c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73" style:family="paragraph" style:parent-style-name="Table_20_Bullet" style:list-style-name="L3">
      <style:text-properties style:font-name="Liberation Sans" fo:font-size="12pt" fo:font-style="italic" fo:font-weight="bold" officeooo:rsid="011d668a" officeooo:paragraph-rsid="011d668a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74" style:family="paragraph" style:parent-style-name="Table_20_Bullet" style:list-style-name="L3">
      <style:text-properties style:font-name="Liberation Sans" fo:font-size="12pt" officeooo:rsid="00fc7cef" officeooo:paragraph-rsid="010adb6c" style:font-name-asian="Microsoft YaHei" style:font-size-asian="12pt" style:font-name-complex="Lucida Sans" style:font-size-complex="12pt"/>
    </style:style>
    <style:style style:name="P75" style:family="paragraph" style:parent-style-name="Table_20_Bullet" style:list-style-name="L3">
      <style:text-properties style:font-name="Liberation Sans" fo:font-size="12pt" officeooo:rsid="00fe4b66" officeooo:paragraph-rsid="010adb6c" style:font-name-asian="Microsoft YaHei" style:font-size-asian="12pt" style:font-name-complex="Lucida Sans" style:font-size-complex="12pt"/>
    </style:style>
    <style:style style:name="P76" style:family="paragraph" style:parent-style-name="Table_20_Bullet" style:list-style-name="L1">
      <style:text-properties officeooo:rsid="011d20c6" officeooo:paragraph-rsid="011d20c6"/>
    </style:style>
    <style:style style:name="P77" style:family="paragraph" style:parent-style-name="Table_20_Bullets" style:list-style-name="L2">
      <style:text-properties style:use-window-font-color="true" loext:opacity="0%" fo:font-size="12pt" officeooo:paragraph-rsid="010adb6c" style:font-size-asian="12pt" style:font-size-complex="12pt"/>
    </style:style>
    <style:style style:name="P78" style:family="paragraph" style:parent-style-name="Table_20_Bullets" style:list-style-name="L2">
      <style:text-properties style:use-window-font-color="true" loext:opacity="0%" fo:font-size="12pt" officeooo:paragraph-rsid="010b742a" style:font-size-asian="12pt" style:font-size-complex="12pt"/>
    </style:style>
    <style:style style:name="P79" style:family="paragraph" style:parent-style-name="Table_20_Bullets" style:list-style-name="L2">
      <style:text-properties style:use-window-font-color="true" loext:opacity="0%" fo:font-size="12pt" officeooo:paragraph-rsid="0114694e" style:font-size-asian="12pt" style:font-size-complex="12pt"/>
    </style:style>
    <style:style style:name="P80" style:family="paragraph" style:parent-style-name="Table_20_Bullets" style:list-style-name="L2">
      <style:text-properties style:use-window-font-color="true" loext:opacity="0%" fo:font-size="12pt" officeooo:paragraph-rsid="0118963f" style:font-size-asian="12pt" style:font-size-complex="12pt"/>
    </style:style>
    <style:style style:name="T1" style:family="text">
      <style:text-properties officeooo:rsid="00138b12"/>
    </style:style>
    <style:style style:name="T2" style:family="text">
      <style:text-properties officeooo:rsid="00164ff4"/>
    </style:style>
    <style:style style:name="T3" style:family="text">
      <style:text-properties officeooo:rsid="001987d2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a66fb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c66f3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dabd3f" style:font-style-asian="italic" style:font-weight-asian="bold" style:font-style-complex="italic" style:font-weight-complex="bold"/>
    </style:style>
    <style:style style:name="T8" style:family="text">
      <style:text-properties officeooo:rsid="00a07eff"/>
    </style:style>
    <style:style style:name="T9" style:family="text">
      <style:text-properties officeooo:rsid="007d18fd"/>
    </style:style>
    <style:style style:name="T10" style:family="text">
      <style:text-properties officeooo:rsid="0037afae"/>
    </style:style>
    <style:style style:name="T11" style:family="text">
      <style:text-properties officeooo:rsid="0038adaf"/>
    </style:style>
    <style:style style:name="T12" style:family="text">
      <style:text-properties officeooo:rsid="00a3da1c"/>
    </style:style>
    <style:style style:name="T13" style:family="text">
      <style:text-properties officeooo:rsid="00a59a27"/>
    </style:style>
    <style:style style:name="T14" style:family="text">
      <style:text-properties officeooo:rsid="00a5bd93"/>
    </style:style>
    <style:style style:name="T15" style:family="text">
      <style:text-properties officeooo:rsid="00a5c4b3"/>
    </style:style>
    <style:style style:name="T16" style:family="text">
      <style:text-properties officeooo:rsid="00a65fb4"/>
    </style:style>
    <style:style style:name="T17" style:family="text">
      <style:text-properties officeooo:rsid="00a7a31f"/>
    </style:style>
    <style:style style:name="T18" style:family="text">
      <style:text-properties officeooo:rsid="00ac3cc9"/>
    </style:style>
    <style:style style:name="T19" style:family="text">
      <style:text-properties officeooo:rsid="00af6921"/>
    </style:style>
    <style:style style:name="T20" style:family="text">
      <style:text-properties officeooo:rsid="00b5214d"/>
    </style:style>
    <style:style style:name="T21" style:family="text">
      <style:text-properties officeooo:rsid="00b76ec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ccf549"/>
    </style:style>
    <style:style style:name="T24" style:family="text">
      <style:text-properties officeooo:rsid="002c66f3"/>
    </style:style>
    <style:style style:name="T25" style:family="text">
      <style:text-properties officeooo:rsid="00e5675e"/>
    </style:style>
    <style:style style:name="T26" style:family="text">
      <style:text-properties officeooo:rsid="00e869e2"/>
    </style:style>
    <style:style style:name="T27" style:family="text">
      <style:text-properties style:use-window-font-color="true" loext:opacity="0%" style:font-name="Liberation Serif" fo:font-size="11pt" fo:font-weight="normal" officeooo:rsid="00eed6c3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0ef2edf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0f2b685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33c68ea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11576de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tyle="normal" fo:font-weight="normal" officeooo:rsid="00f2b685" style:font-style-asian="normal" style:font-weight-asian="normal" style:font-style-complex="normal" style:font-weight-complex="normal"/>
    </style:style>
    <style:style style:name="T33" style:family="text">
      <style:text-properties style:use-window-font-color="true" loext:opacity="0%" style:font-name="Liberation Serif" fo:font-style="normal" fo:font-weight="normal" officeooo:rsid="00f42cea" style:font-style-asian="normal" style:font-weight-asian="normal" style:font-style-complex="normal" style:font-weight-complex="normal"/>
    </style:style>
    <style:style style:name="T34" style:family="text">
      <style:text-properties style:use-window-font-color="true" loext:opacity="0%" style:font-name="Liberation Serif" fo:font-weight="normal" officeooo:rsid="032fdeb1" style:font-weight-asian="normal" style:font-weight-complex="normal"/>
    </style:style>
    <style:style style:name="T35" style:family="text">
      <style:text-properties style:use-window-font-color="true" loext:opacity="0%" style:font-name="Liberation Serif" fo:font-weight="normal" officeooo:rsid="0331cef6" style:font-weight-asian="normal" style:font-weight-complex="normal"/>
    </style:style>
    <style:style style:name="T36" style:family="text">
      <style:text-properties style:use-window-font-color="true" loext:opacity="0%" style:font-name="Liberation Serif" fo:font-weight="normal" officeooo:rsid="01109a78" style:font-weight-asian="normal" style:font-weight-complex="normal"/>
    </style:style>
    <style:style style:name="T37" style:family="text">
      <style:text-properties style:use-window-font-color="true" loext:opacity="0%" style:font-name="Liberation Serif" fo:font-weight="normal" officeooo:rsid="011194ae" style:font-weight-asian="normal" style:font-weight-complex="normal"/>
    </style:style>
    <style:style style:name="T38" style:family="text">
      <style:text-properties style:use-window-font-color="true" loext:opacity="0%" officeooo:rsid="00eed6c3"/>
    </style:style>
    <style:style style:name="T39" style:family="text">
      <style:text-properties style:use-window-font-color="true" loext:opacity="0%" fo:font-style="normal" fo:font-weight="bold" officeooo:rsid="01d2d580" style:font-style-asian="normal" style:font-weight-asian="bold" style:font-style-complex="normal" style:font-weight-complex="bold"/>
    </style:style>
    <style:style style:name="T40" style:family="text">
      <style:text-properties style:use-window-font-color="true" loext:opacity="0%" fo:font-style="normal" fo:font-weight="bold" officeooo:rsid="017fb612" style:font-style-asian="normal" style:font-weight-asian="bold" style:font-style-complex="normal" style:font-weight-complex="bold"/>
    </style:style>
    <style:style style:name="T41" style:family="text">
      <style:text-properties style:use-window-font-color="true" loext:opacity="0%" fo:font-style="normal" fo:font-weight="normal" officeooo:rsid="017fb612" style:font-style-asian="normal" style:font-weight-asian="normal" style:font-style-complex="normal" style:font-weight-complex="normal"/>
    </style:style>
    <style:style style:name="T42" style:family="text">
      <style:text-properties style:use-window-font-color="true" loext:opacity="0%" fo:font-style="normal" fo:font-weight="normal" officeooo:rsid="033c68ea" style:font-style-asian="normal" style:font-weight-asian="normal" style:font-style-complex="normal" style:font-weight-complex="normal"/>
    </style:style>
    <style:style style:name="T43" style:family="text">
      <style:text-properties style:font-name="Liberation Serif" fo:font-style="normal" fo:font-weight="bold" officeooo:rsid="017fb612" style:font-style-asian="normal" style:font-weight-asian="bold" style:font-style-complex="normal" style:font-weight-complex="bold"/>
    </style:style>
    <style:style style:name="T44" style:family="text">
      <style:text-properties style:font-name="Liberation Serif" fo:font-style="normal" fo:font-weight="bold" officeooo:rsid="017d05df" style:font-style-asian="normal" style:font-weight-asian="bold" style:font-style-complex="normal" style:font-weight-complex="bold"/>
    </style:style>
    <style:style style:name="T45" style:family="text">
      <style:text-properties style:font-name="Liberation Serif" fo:font-style="normal" fo:font-weight="bold" officeooo:rsid="00eed6c3" style:font-style-asian="normal" style:font-weight-asian="bold" style:font-style-complex="normal" style:font-weight-complex="bold"/>
    </style:style>
    <style:style style:name="T46" style:family="text">
      <style:text-properties style:font-name="Liberation Serif" fo:font-style="normal" fo:font-weight="bold" officeooo:rsid="04de5135" style:font-style-asian="normal" style:font-weight-asian="bold" style:font-style-complex="normal" style:font-weight-complex="bold"/>
    </style:style>
    <style:style style:name="T47" style:family="text">
      <style:text-properties style:font-name="Liberation Serif" fo:font-style="normal" fo:font-weight="bold" officeooo:rsid="0113899b" style:font-style-asian="normal" style:font-weight-asian="bold" style:font-style-complex="normal" style:font-weight-complex="bold"/>
    </style:style>
    <style:style style:name="T48" style:family="text">
      <style:text-properties style:font-name="Liberation Serif" fo:font-style="normal" fo:font-weight="bold" officeooo:rsid="0118963f" style:font-style-asian="normal" style:font-weight-asian="bold" style:font-style-complex="normal" style:font-weight-complex="bold"/>
    </style:style>
    <style:style style:name="T49" style:family="text">
      <style:text-properties style:font-name="Liberation Serif" fo:font-style="normal" officeooo:rsid="017fb612" style:font-style-asian="normal" style:font-style-complex="normal"/>
    </style:style>
    <style:style style:name="T50" style:family="text">
      <style:text-properties style:font-name="Liberation Serif" fo:font-style="normal" officeooo:rsid="017d05df" style:font-style-asian="normal" style:font-style-complex="normal"/>
    </style:style>
    <style:style style:name="T51" style:family="text">
      <style:text-properties officeooo:rsid="01c2d7a2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1211431" style:font-style-asian="normal" style:font-style-complex="normal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1cf2e19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ef2edf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113899b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114694e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1211431" style:font-style-asian="normal" style:font-weight-asian="bold" style:font-style-complex="normal" style:font-weight-complex="bold"/>
    </style:style>
    <style:style style:name="T60" style:family="text">
      <style:text-properties fo:color="#5983b0" loext:opacity="100%" fo:font-style="normal" fo:font-weight="bold" officeooo:rsid="01cf2e19" style:font-style-asian="normal" style:font-weight-asian="bold" style:font-style-complex="normal" style:font-weight-complex="bold"/>
    </style:style>
    <style:style style:name="T61" style:family="text">
      <style:text-properties fo:color="#5983b0" loext:opacity="100%" fo:font-style="normal" fo:font-weight="bold" officeooo:rsid="00ef2edf" style:font-style-asian="normal" style:font-weight-asian="bold" style:font-style-complex="normal" style:font-weight-complex="bold"/>
    </style:style>
    <style:style style:name="T62" style:family="text">
      <style:text-properties fo:color="#5983b0" loext:opacity="100%" fo:font-style="normal" fo:font-weight="bold" officeooo:rsid="0113899b" style:font-style-asian="normal" style:font-weight-asian="bold" style:font-style-complex="normal" style:font-weight-complex="bold"/>
    </style:style>
    <style:style style:name="T63" style:family="text">
      <style:text-properties fo:color="#5983b0" loext:opacity="100%" fo:font-style="normal" fo:font-weight="bold" officeooo:rsid="0114694e" style:font-style-asian="normal" style:font-weight-asian="bold" style:font-style-complex="normal" style:font-weight-complex="bold"/>
    </style:style>
    <style:style style:name="T64" style:family="text">
      <style:text-properties fo:color="#5983b0" loext:opacity="100%" fo:font-style="normal" fo:font-weight="bold" officeooo:rsid="01154ad4" style:font-style-asian="normal" style:font-weight-asian="bold" style:font-style-complex="normal" style:font-weight-complex="bold"/>
    </style:style>
    <style:style style:name="T65" style:family="text">
      <style:text-properties fo:color="#5983b0" loext:opacity="100%" fo:font-style="normal" fo:font-weight="bold" officeooo:rsid="011576de" style:font-style-asian="normal" style:font-weight-asian="bold" style:font-style-complex="normal" style:font-weight-complex="bold"/>
    </style:style>
    <style:style style:name="T66" style:family="text">
      <style:text-properties fo:color="#5983b0" loext:opacity="100%" style:font-name="Liberation Serif" fo:font-style="normal" fo:font-weight="bold" officeooo:rsid="00eed6c3" style:font-style-asian="normal" style:font-weight-asian="bold" style:font-style-complex="normal" style:font-weight-complex="bold"/>
    </style:style>
    <style:style style:name="T67" style:family="text">
      <style:text-properties fo:color="#5983b0" loext:opacity="100%" style:font-name="Liberation Serif" fo:font-style="normal" fo:font-weight="bold" officeooo:rsid="03a4fc71" style:font-style-asian="normal" style:font-weight-asian="bold" style:font-style-complex="normal" style:font-weight-complex="bold"/>
    </style:style>
    <style:style style:name="T68" style:family="text">
      <style:text-properties fo:color="#5983b0" loext:opacity="100%" style:font-name="Liberation Serif" fo:font-style="normal" fo:font-weight="bold" officeooo:rsid="00f0f56a" style:font-style-asian="normal" style:font-weight-asian="bold" style:font-style-complex="normal" style:font-weight-complex="bold"/>
    </style:style>
    <style:style style:name="T69" style:family="text">
      <style:text-properties fo:color="#5983b0" loext:opacity="100%" style:font-name="Liberation Serif" fo:font-style="normal" fo:font-weight="bold" officeooo:rsid="01cf2e19" style:font-style-asian="normal" style:font-weight-asian="bold" style:font-style-complex="normal" style:font-weight-complex="bold"/>
    </style:style>
    <style:style style:name="T70" style:family="text">
      <style:text-properties fo:color="#5983b0" loext:opacity="100%" style:font-name="Liberation Serif" fo:font-style="normal" fo:font-weight="bold" officeooo:rsid="0113899b" style:font-style-asian="normal" style:font-weight-asian="bold" style:font-style-complex="normal" style:font-weight-complex="bold"/>
    </style:style>
    <style:style style:name="T71" style:family="text">
      <style:text-properties fo:color="#5983b0" loext:opacity="100%" style:font-name="Liberation Serif" fo:font-style="normal" fo:font-weight="bold" officeooo:rsid="0114694e" style:font-style-asian="normal" style:font-weight-asian="bold" style:font-style-complex="normal" style:font-weight-complex="bold"/>
    </style:style>
    <style:style style:name="T72" style:family="text">
      <style:text-properties fo:color="#5983b0" loext:opacity="100%" style:font-name="Liberation Serif" fo:font-style="normal" fo:font-weight="bold" officeooo:rsid="01154ad4" style:font-style-asian="normal" style:font-weight-asian="bold" style:font-style-complex="normal" style:font-weight-complex="bold"/>
    </style:style>
    <style:style style:name="T73" style:family="text">
      <style:text-properties fo:color="#5983b0" loext:opacity="100%" style:font-name="Liberation Serif" fo:font-style="normal" fo:font-weight="bold" officeooo:rsid="011576de" style:font-style-asian="normal" style:font-weight-asian="bold" style:font-style-complex="normal" style:font-weight-complex="bold"/>
    </style:style>
    <style:style style:name="T74" style:family="text">
      <style:text-properties fo:color="#5983b0" loext:opacity="100%" style:font-name="Liberation Serif" fo:font-style="normal" fo:font-weight="bold" officeooo:rsid="0118963f" style:font-style-asian="normal" style:font-weight-asian="bold" style:font-style-complex="normal" style:font-weight-complex="bold"/>
    </style:style>
    <style:style style:name="T75" style:family="text">
      <style:text-properties fo:color="#5983b0" loext:opacity="100%" style:font-name="Liberation Serif" fo:font-style="normal" fo:font-weight="bold" officeooo:rsid="01211431" style:font-style-asian="normal" style:font-weight-asian="bold" style:font-style-complex="normal" style:font-weight-complex="bold"/>
    </style:style>
    <style:style style:name="T76" style:family="text">
      <style:text-properties officeooo:rsid="04de5135"/>
    </style:style>
    <style:style style:name="T77" style:family="text">
      <style:text-properties officeooo:rsid="00eed6c3"/>
    </style:style>
    <style:style style:name="T78" style:family="text">
      <style:text-properties officeooo:rsid="00ef2edf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f569d5" style:font-weight-asian="normal" style:font-weight-complex="normal"/>
    </style:style>
    <style:style style:name="T81" style:family="text">
      <style:text-properties fo:font-weight="normal" officeooo:rsid="00f73cdc" style:font-weight-asian="normal" style:font-weight-complex="normal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officeooo:rsid="01193033"/>
    </style:style>
    <style:style style:name="T84" style:family="text">
      <style:text-properties officeooo:rsid="01193033"/>
    </style:style>
    <style:style style:name="T85" style:family="text">
      <style:text-properties fo:color="#c9211e" loext:opacity="100%" fo:font-style="normal" fo:font-weight="bold" officeooo:rsid="0113899b" style:font-style-asian="normal" style:font-weight-asian="bold" style:font-style-complex="normal" style:font-weight-complex="bold"/>
    </style:style>
    <style:style style:name="T86" style:family="text">
      <style:text-properties fo:color="#c9211e" loext:opacity="100%" style:font-name="Liberation Serif" fo:font-style="normal" fo:font-weight="bold" officeooo:rsid="0113899b" style:font-style-asian="normal" style:font-weight-asian="bold" style:font-style-complex="normal" style:font-weight-complex="bold"/>
    </style:style>
    <style:style style:name="T87" style:family="text">
      <style:text-properties fo:color="#c9211e" loext:opacity="100%" style:font-name="Liberation Serif" fo:font-style="normal" fo:font-weight="bold" officeooo:rsid="0114694e" style:font-style-asian="normal" style:font-weight-asian="bold" style:font-style-complex="normal" style:font-weight-complex="bold"/>
    </style:style>
    <style:style style:name="T88" style:family="text">
      <style:text-properties officeooo:rsid="0114c289"/>
    </style:style>
    <style:style style:name="T89" style:family="text">
      <style:text-properties officeooo:rsid="011576de"/>
    </style:style>
    <style:style style:name="T90" style:family="text">
      <style:text-properties officeooo:rsid="01167f9e"/>
    </style:style>
    <style:style style:name="T91" style:family="text">
      <style:text-properties officeooo:rsid="011853aa"/>
    </style:style>
    <style:style style:name="T92" style:family="text">
      <style:text-properties officeooo:rsid="011d20c6"/>
    </style:style>
    <style:style style:name="T93" style:family="text">
      <style:text-properties officeooo:rsid="01211431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0.0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4">Name: </text:span><text:span text:style-name="T9">_____________________________________ </text:span>– <text:span text:style-name="T92">Class</text:span> – <text:span text:style-name="T10">Lvl</text:span> <text:span text:style-name="T10">1 </text:span></text:p>
      <text:section text:style-name="Sect1" text:name="Character">
        <text:p text:style-name="P42"><text:span text:style-name="T92">Ancestry</text:span> – <text:span text:style-name="T92">Career</text:span><text:span text:style-name="T12"> </text:span><text:span text:style-name="T11">– </text:span><text:span text:style-name="T15">Wealth: 1 </text:span>– <text:span text:style-name="T3">Renown: </text:span><text:span text:style-name="T11">0 <text:tab/></text:span></text:p>
        <text:p text:style-name="P44"><text:span text:style-name="T5">C</text:span><text:span text:style-name="T4">ulture</text:span>: ---, ---, ---</text:p>
        <text:p text:style-name="P43"><text:span text:style-name="T6">Lang</text:span><text:span text:style-name="T7">uages</text:span><text:span text:style-name="T24">: </text:span><text:span text:style-name="T8">Caelian </text:span><text:span text:style-name="T12">(English), </text:span></text:p>
      </text:section>
      <text:p text:style-name="P15">COMBAT STUFF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6">MGT <text:s text:c="2"/></text:p>
          </table:table-cell>
          <table:table-cell table:style-name="Table1.A1" office:value-type="string">
            <text:p text:style-name="P26">AGL <text:s text:c="2"/></text:p>
          </table:table-cell>
          <table:table-cell table:style-name="Table1.A1" office:value-type="string">
            <text:p text:style-name="P26">REA <text:s text:c="2"/></text:p>
          </table:table-cell>
          <table:table-cell table:style-name="Table1.A1" office:value-type="string">
            <text:p text:style-name="P26">INU <text:s text:c="2"/></text:p>
          </table:table-cell>
          <table:table-cell table:style-name="Table1.E1" office:value-type="string">
            <text:p text:style-name="P26">PRS <text:s text:c="2"/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3046019963984">
          <table:table-cell table:style-name="Table2.A1" office:value-type="string">
            <text:p text:style-name="P8">Stamina <text:span text:style-name="T1">Max</text:span>: <text:span text:style-name="T16">18</text:span> <text:span text:style-name="T2">+ </text:span><text:span text:style-name="T16">6</text:span><text:span text:style-name="T2">(k) = </text:span><text:span text:style-name="T16">24 <text:s/></text:span></text:p>
            <text:p text:style-name="P8">Winded: <text:span text:style-name="T16">12 <text:s/></text:span></text:p>
          </table:table-cell>
          <table:table-cell table:style-name="Table2.B1" office:value-type="string">
            <text:p text:style-name="P6"/>
          </table:table-cell>
          <table:table-cell table:style-name="Table2.C1" office:value-type="string">
            <text:p text:style-name="P8">Recoveries Max: <text:span text:style-name="T16">8 <text:s/></text:span></text:p>
            <text:p text:style-name="P8">Value: <text:span text:style-name="T16">8 <text:s/></text:span></text:p>
          </table:table-cell>
          <table:table-cell table:style-name="Table2.D1" office:value-type="string">
            <text:p text:style-name="P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3046019965616">
          <table:table-cell table:style-name="Table3.A1" office:value-type="string">
            <text:p text:style-name="P26">Size: <text:span text:style-name="T17">1M</text:span></text:p>
          </table:table-cell>
          <table:table-cell table:style-name="Table3.A1" office:value-type="string">
            <text:p text:style-name="P26"><text:span text:style-name="T17">Speed</text:span>: </text:p>
            <text:p text:style-name="P29">(5+k)</text:p>
          </table:table-cell>
          <table:table-cell table:style-name="Table3.A1" office:value-type="string">
            <text:p text:style-name="P26"><text:span text:style-name="T17">Stability</text:span>: <text:span text:style-name="T17">0</text:span></text:p>
          </table:table-cell>
          <table:table-cell table:style-name="Table3.D1" office:value-type="string">
            <text:p text:style-name="P26"><text:span text:style-name="T17">Disengage</text:span>: </text:p>
            <text:p text:style-name="P28">(1+k)</text:p>
          </table:table-cell>
        </table:table-row>
      </table:table>
      <table:table table:name="Table13" table:style-name="Table13">
        <table:table-column table:style-name="Table13.A"/>
        <table:table-row table:style-name="TableLine3046019971328">
          <table:table-cell table:style-name="Table13.A1" office:value-type="string">
            <text:p text:style-name="P5">Kit: </text:p>
          </table:table-cell>
        </table:table-row>
      </table:table>
      <text:p text:style-name="P5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3046019967792">
          <table:table-cell table:style-name="Table6.A1" office:value-type="string">
            <text:p text:style-name="P4"><text:span text:style-name="T20">Insight</text:span>: </text:p>
            <text:p text:style-name="P4"/>
          </table:table-cell>
          <table:table-cell table:style-name="Table6.A1" office:value-type="string">
            <text:p text:style-name="P23">Surges:</text:p>
          </table:table-cell>
          <table:table-cell table:style-name="Table6.C1" office:value-type="string">
            <text:p text:style-name="P2">Victories:</text:p>
          </table:table-cell>
          <table:table-cell table:style-name="Table6.C1" office:value-type="string">
            <text:p text:style-name="P3"><text:span text:style-name="T21">XP</text:span>: </text:p>
          </table:table-cell>
        </table:table-row>
      </table:table>
      <table:table table:name="Table12" table:style-name="Table12">
        <table:table-column table:style-name="Table12.A"/>
        <table:table-row table:style-name="TableLine3046019960992">
          <table:table-cell table:style-name="Table12.A1" office:value-type="string">
            <text:list xml:id="list1931035200" text:style-name="L1">
              <text:list-item>
                <text:p text:style-name="P76">[HR generation here]</text:p>
              </text:list-item>
            </text:list>
          </table:table-cell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3"/>
        <table:table-column table:style-name="Table10.G"/>
        <table:table-column table:style-name="Table10.H"/>
        <table:table-column table:style-name="Table10.D" table:number-columns-repeated="2"/>
        <table:table-column table:style-name="Table10.K"/>
        <table:table-row table:style-name="TableLine3046019962896">
          <table:table-cell table:style-name="Table10.A1" office:value-type="string">
            <text:p text:style-name="P18">Conditions</text:p>
          </table:table-cell>
          <table:table-cell table:style-name="Table10.A1" office:value-type="string">
            <text:p text:style-name="P25">Bleed</text:p>
          </table:table-cell>
          <table:table-cell table:style-name="Table10.A1" office:value-type="string">
            <text:p text:style-name="P25">Daze</text:p>
          </table:table-cell>
          <table:table-cell table:style-name="Table10.A1" office:value-type="string">
            <text:p text:style-name="P25">Fright</text:p>
          </table:table-cell>
          <table:table-cell table:style-name="Table10.A1" office:value-type="string">
            <text:p text:style-name="P25">Grab</text:p>
          </table:table-cell>
          <table:table-cell table:style-name="Table10.A1" office:value-type="string">
            <text:p text:style-name="P25">Prone</text:p>
          </table:table-cell>
          <table:table-cell table:style-name="Table10.A1" office:value-type="string">
            <text:p text:style-name="P25">Restrain</text:p>
          </table:table-cell>
          <table:table-cell table:style-name="Table10.A1" office:value-type="string">
            <text:p text:style-name="P25">Slow</text:p>
          </table:table-cell>
          <table:table-cell table:style-name="Table10.A1" office:value-type="string">
            <text:p text:style-name="P25">Taunt</text:p>
          </table:table-cell>
          <table:table-cell table:style-name="Table10.A1" office:value-type="string">
            <text:p text:style-name="P25">Weak</text:p>
          </table:table-cell>
          <table:table-cell table:style-name="Table10.K1" office:value-type="string">
            <text:p text:style-name="P25"/>
          </table:table-cell>
        </table:table-row>
        <table:table-row table:style-name="TableLine3046019972688">
          <table:table-cell table:style-name="Table10.A2" office:value-type="string">
            <text:p text:style-name="P24">End of Turn</text:p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K2" office:value-type="string">
            <text:p text:style-name="Table_20_Contents"/>
          </table:table-cell>
        </table:table-row>
        <table:table-row table:style-name="TableLine3046019968608">
          <table:table-cell table:style-name="Table10.A2" office:value-type="string">
            <text:p text:style-name="P24">Save Ends</text:p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K2" office:value-type="string">
            <text:p text:style-name="Table_20_Contents"/>
          </table:table-cell>
        </table:table-row>
      </table:table>
      <text:p text:style-name="P17"/>
      <text:p text:style-name="P17">SKILL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3046019976768">
          <table:table-cell table:style-name="Table4.A1" office:value-type="string">
            <text:p text:style-name="P16">Crafting</text:p>
            <text:list xml:id="list210527774875678" text:continue-numbering="true" text:style-name="L1">
              <text:list-item>
                <text:p text:style-name="P67"/>
              </text:list-item>
            </text:list>
          </table:table-cell>
          <table:table-cell table:style-name="Table4.B1" office:value-type="string">
            <text:p text:style-name="P16">Explore</text:p>
            <text:list xml:id="list210528219774024" text:continue-numbering="true" text:style-name="L1">
              <text:list-item>
                <text:p text:style-name="P67"/>
              </text:list-item>
            </text:list>
          </table:table-cell>
          <table:table-cell table:style-name="Table4.B1" office:value-type="string">
            <text:p text:style-name="P16">Interpersonal</text:p>
            <text:list xml:id="list210526710190728" text:continue-numbering="true" text:style-name="L1">
              <text:list-item>
                <text:p text:style-name="P70"/>
              </text:list-item>
            </text:list>
          </table:table-cell>
          <table:table-cell table:style-name="Table4.B1" office:value-type="string">
            <text:p text:style-name="P16">Intrigue</text:p>
            <text:list xml:id="list210528214380079" text:continue-numbering="true" text:style-name="L1">
              <text:list-item>
                <text:p text:style-name="P70"/>
              </text:list-item>
            </text:list>
          </table:table-cell>
          <table:table-cell table:style-name="Table4.E1" office:value-type="string">
            <text:p text:style-name="P16">Lore</text:p>
            <text:list xml:id="list210526907254997" text:continue-numbering="true" text:style-name="L1">
              <text:list-item>
                <text:p text:style-name="P69"/>
              </text:list-item>
            </text:list>
          </table:table-cell>
        </table:table-row>
      </table:table>
      <text:p text:style-name="P10"/>
      <text:p text:style-name="P11">FEATURES</text:p>
      <text:section text:style-name="Sect1" text:name="Abilities">
        <table:table table:name="Table7" table:style-name="Table7">
          <table:table-column table:style-name="Table7.A"/>
          <table:table-row table:style-name="TableLine3046019968064">
            <table:table-cell table:style-name="Table7.A1" office:value-type="string">
              <text:p text:style-name="P54">Feature Name</text:p>
              <text:p text:style-name="P55">Description.</text:p>
            </table:table-cell>
          </table:table-row>
        </table:table>
        <text:p text:style-name="P64"/>
        <text:p text:style-name="P65"/>
      </text:section>
      <text:section text:style-name="Sect1" text:name="Abilities 2">
        <table:table table:name="Table9" table:style-name="Table9">
          <table:table-column table:style-name="Table9.A"/>
          <table:table-row table:style-name="TableLine3046019992544">
            <table:table-cell table:style-name="Table9.A1" office:value-type="string">
              <text:h text:style-name="P56" text:outline-level="4">In All This Confusion</text:h>
            </table:table-cell>
          </table:table-row>
        </table:table>
        <table:table table:name="Table14" table:style-name="Table14">
          <table:table-column table:style-name="Table14.A"/>
          <table:table-column table:style-name="Table14.B"/>
          <table:table-row table:style-name="TableLine3046019989280">
            <table:table-cell table:style-name="Table14.A1" office:value-type="string">
              <text:p text:style-name="P49"><text:span text:style-name="T22">KW</text:span>: Magic</text:p>
            </table:table-cell>
            <table:table-cell table:style-name="Table14.B1" office:value-type="string">
              <text:p text:style-name="P49"><text:span text:style-name="T22">Type</text:span>: Triggered</text:p>
            </table:table-cell>
          </table:table-row>
          <table:table-row table:style-name="TableLine3046019978128">
            <table:table-cell table:style-name="Table14.A2" office:value-type="string">
              <text:p text:style-name="P50"><text:span text:style-name="T22">Distance</text:span>: <text:span text:style-name="T29">Self</text:span></text:p>
            </table:table-cell>
            <table:table-cell table:style-name="Table14.B2" office:value-type="string">
              <text:p text:style-name="P50"><text:span text:style-name="T22">Target</text:span>: <text:span text:style-name="T29">Self</text:span></text:p>
            </table:table-cell>
          </table:table-row>
        </table:table>
        <table:table table:name="Table15" table:style-name="Table15">
          <table:table-column table:style-name="Table15.A"/>
          <table:table-row table:style-name="TableLine3046019989552">
            <table:table-cell table:style-name="Table15.A1" office:value-type="string">
              <text:p text:style-name="P51"><text:span text:style-name="T44">Trigger</text:span><text:span text:style-name="T50">: </text:span><text:span text:style-name="T32">You take damage.</text:span></text:p>
            </table:table-cell>
          </table:table-row>
          <table:table-row table:style-name="TableLine3046019982208">
            <table:table-cell table:style-name="Table15.A1" office:value-type="string">
              <text:p text:style-name="P51"><text:span text:style-name="T43">Effect</text:span><text:span text:style-name="T49">: </text:span><text:span text:style-name="T32">You halve the damage, then you can teleport up to 4 squares after the effect of the triggering ability resolves.</text:span></text:p>
            </table:table-cell>
          </table:table-row>
          <table:table-row table:style-name="TableLine3046019988736">
            <table:table-cell table:style-name="Table15.A3" office:value-type="string">
              <text:p text:style-name="P52">Spend 1+ Insight<text:span text:style-name="T79">: Teleport 1 additional square for each insight </text:span><text:span text:style-name="T81">spent.</text:span></text:p>
            </table:table-cell>
          </table:table-row>
        </table:table>
        <text:p text:style-name="P45"/>
        <table:table table:name="Table16" table:style-name="Table16">
          <table:table-column table:style-name="Table16.A"/>
          <table:table-row table:style-name="TableLine3046019977584">
            <table:table-cell table:style-name="Table16.A1" office:value-type="string">
              <text:h text:style-name="P58" text:outline-level="4">Melee Free Strike</text:h>
            </table:table-cell>
          </table:table-row>
        </table:table>
        <table:table table:name="Table17" table:style-name="Table17">
          <table:table-column table:style-name="Table17.A"/>
          <table:table-column table:style-name="Table17.B"/>
          <table:table-row table:style-name="TableLine3046019979760">
            <table:table-cell table:style-name="Table17.A1" office:value-type="string">
              <text:p text:style-name="P49"><text:span text:style-name="T22">KW</text:span>: <text:span text:style-name="T77">Charge, Melee, </text:span></text:p>
              <text:p text:style-name="P48">Strike, Weapon</text:p>
            </table:table-cell>
            <table:table-cell table:style-name="Table17.B1" office:value-type="string">
              <text:p text:style-name="P49"><text:span text:style-name="T22">Type</text:span>: <text:span text:style-name="T34">Action</text:span></text:p>
            </table:table-cell>
          </table:table-row>
          <table:table-row table:style-name="TableLine3046019977856">
            <table:table-cell table:style-name="Table17.A2" office:value-type="string">
              <text:p text:style-name="P50"><text:span text:style-name="T22">Distance</text:span>: <text:span text:style-name="T27">Melee 1</text:span></text:p>
            </table:table-cell>
            <table:table-cell table:style-name="Table17.B2" office:value-type="string">
              <text:p text:style-name="P50"><text:span text:style-name="T22">Target</text:span>: <text:span text:style-name="T27">1 creature or object</text:span></text:p>
            </table:table-cell>
          </table:table-row>
        </table:table>
        <table:table table:name="Table18" table:style-name="Table18">
          <table:table-column table:style-name="Table18.A"/>
          <table:table-row table:style-name="TableLine3046019990640">
            <table:table-cell table:style-name="Table18.A1" office:value-type="string">
              <text:p text:style-name="P36"><text:span text:style-name="T77">Power Roll </text:span>+ <text:span text:style-name="T38">2</text:span><text:span text:style-name="T51">:</text:span></text:p>
              <text:list xml:id="list1132692038" text:style-name="L2">
                <text:list-item>
                  <text:p text:style-name="P77">11-:<text:span text:style-name="T52"> </text:span><text:span text:style-name="T75">4</text:span><text:span text:style-name="T67"> </text:span><text:span text:style-name="T60">damage</text:span><text:span text:style-name="T55"> </text:span></text:p>
                </text:list-item>
                <text:list-item>
                  <text:p text:style-name="P77">12-16: <text:span text:style-name="T75">7</text:span><text:span text:style-name="T66"> damage</text:span><text:span text:style-name="T45"> </text:span></text:p>
                </text:list-item>
                <text:list-item>
                  <text:p text:style-name="P77">17<text:span text:style-name="T76">+</text:span>:<text:span text:style-name="T52"> </text:span><text:span text:style-name="T75">9</text:span><text:span text:style-name="T66"> damage</text:span><text:span text:style-name="T45"> </text:span></text:p>
                </text:list-item>
              </text:list>
            </table:table-cell>
          </table:table-row>
        </table:table>
        <text:p text:style-name="P45"/>
        <table:table table:name="Table19" table:style-name="Table19">
          <table:table-column table:style-name="Table19.A"/>
          <table:table-row table:style-name="TableLine3046019991728">
            <table:table-cell table:style-name="Table19.A1" office:value-type="string">
              <text:h text:style-name="P58" text:outline-level="4"><text:span text:style-name="T78">Ranged</text:span> Free Strike</text:h>
            </table:table-cell>
          </table:table-row>
        </table:table>
        <table:table table:name="Table20" table:style-name="Table20">
          <table:table-column table:style-name="Table20.A"/>
          <table:table-column table:style-name="Table20.B"/>
          <table:table-row table:style-name="TableLine3046019987376">
            <table:table-cell table:style-name="Table20.A1" office:value-type="string">
              <text:p text:style-name="P49"><text:span text:style-name="T22">KW</text:span>: <text:span text:style-name="T78">Ranged</text:span><text:span text:style-name="T77">, Strike, Weapon</text:span></text:p>
            </table:table-cell>
            <table:table-cell table:style-name="Table20.B1" office:value-type="string">
              <text:p text:style-name="P49"><text:span text:style-name="T22">Type</text:span>: <text:span text:style-name="T34">Action</text:span></text:p>
            </table:table-cell>
          </table:table-row>
          <table:table-row table:style-name="TableLine3046019983840">
            <table:table-cell table:style-name="Table20.A2" office:value-type="string">
              <text:p text:style-name="P50"><text:span text:style-name="T22">Distance</text:span>: <text:span text:style-name="T28">Ranged 10</text:span></text:p>
            </table:table-cell>
            <table:table-cell table:style-name="Table20.B2" office:value-type="string">
              <text:p text:style-name="P50"><text:span text:style-name="T22">Target</text:span>: <text:span text:style-name="T27">1 creature or object</text:span></text:p>
            </table:table-cell>
          </table:table-row>
        </table:table>
        <table:table table:name="Table21" table:style-name="Table21">
          <table:table-column table:style-name="Table21.A"/>
          <table:table-row table:style-name="TableLine3046019981120">
            <table:table-cell table:style-name="Table21.A1" office:value-type="string">
              <text:p text:style-name="P36"><text:span text:style-name="T77">Power Roll </text:span>+ <text:span text:style-name="T38">2</text:span><text:span text:style-name="T51">:</text:span></text:p>
              <text:list xml:id="list210527767519334" text:continue-numbering="true" text:style-name="L2">
                <text:list-item>
                  <text:p text:style-name="P77">11-:<text:span text:style-name="T52"> </text:span><text:span text:style-name="T75">4</text:span><text:span text:style-name="T67"> </text:span><text:span text:style-name="T60">damage</text:span><text:span text:style-name="T55"> </text:span></text:p>
                </text:list-item>
                <text:list-item>
                  <text:p text:style-name="P77">12-16:<text:span text:style-name="T54"> </text:span><text:span text:style-name="T75">6</text:span><text:span text:style-name="T61"> damage</text:span><text:span text:style-name="T56"> </text:span></text:p>
                </text:list-item>
                <text:list-item>
                  <text:p text:style-name="P77">17<text:span text:style-name="T76">+</text:span>:<text:span text:style-name="T52"> </text:span><text:span text:style-name="T75">8</text:span><text:span text:style-name="T66"> damage</text:span><text:span text:style-name="T45"> </text:span></text:p>
                </text:list-item>
              </text:list>
            </table:table-cell>
          </table:table-row>
        </table:table>
        <table:table table:name="Table22" table:style-name="Table22">
          <table:table-column table:style-name="Table22.A"/>
          <table:table-row table:style-name="TableLine3046019985472">
            <table:table-cell table:style-name="Table22.A1" office:value-type="string">
              <text:h text:style-name="P59" text:outline-level="4">Black Ash Teleport</text:h>
            </table:table-cell>
          </table:table-row>
        </table:table>
        <table:table table:name="Table23" table:style-name="Table23">
          <table:table-column table:style-name="Table23.A"/>
          <table:table-column table:style-name="Table23.B"/>
          <table:table-row table:style-name="TableLine3046019992272">
            <table:table-cell table:style-name="Table23.A1" office:value-type="string">
              <text:p text:style-name="P49"><text:span text:style-name="T22">KW</text:span>: Magic</text:p>
            </table:table-cell>
            <table:table-cell table:style-name="Table23.B1" office:value-type="string">
              <text:p text:style-name="P49"><text:span text:style-name="T22">Type</text:span>: <text:span text:style-name="T35">Maneuver</text:span></text:p>
            </table:table-cell>
          </table:table-row>
          <table:table-row table:style-name="TableLine3046020001792">
            <table:table-cell table:style-name="Table23.A2" office:value-type="string">
              <text:p text:style-name="P50"><text:span text:style-name="T22">Distance</text:span>: <text:span text:style-name="T30">Self</text:span></text:p>
            </table:table-cell>
            <table:table-cell table:style-name="Table23.B2" office:value-type="string">
              <text:p text:style-name="P50"><text:span text:style-name="T22">Target</text:span>: <text:span text:style-name="T30">Self</text:span></text:p>
            </table:table-cell>
          </table:table-row>
        </table:table>
        <table:table table:name="Table24" table:style-name="Table24">
          <table:table-column table:style-name="Table24.A"/>
          <table:table-row table:style-name="TableLine3046020012128">
            <table:table-cell table:style-name="Table24.A1" office:value-type="string">
              <text:p text:style-name="P40"><text:span text:style-name="T39">E</text:span><text:span text:style-name="T40">ffect</text:span><text:span text:style-name="T41">: </text:span><text:span text:style-name="T42">You teleport up to 5 squares. If you have concealment or cover at your destination, you can use the Hide maneuver even if you are observed. If you hide using this maneuver, you gain a surge.</text:span></text:p>
            </table:table-cell>
          </table:table-row>
          <table:table-row table:style-name="TableLine3046020006416">
            <table:table-cell table:style-name="Table24.A2" office:value-type="string">
              <text:p text:style-name="P39">Spend 1+ Insight<text:span text:style-name="T79">: Teleport 1 additional square for each insight </text:span><text:span text:style-name="T80">spent.</text:span></text:p>
            </table:table-cell>
          </table:table-row>
        </table:table>
        <text:p text:style-name="P45"/>
        <text:p text:style-name="P27">Action Economy</text:p>
        <table:table table:name="Table25" table:style-name="Table25">
          <table:table-column table:style-name="Table25.A"/>
          <table:table-column table:style-name="Table25.B"/>
          <table:table-row table:style-name="TableLine3046019999888">
            <table:table-cell table:style-name="Table25.A1" office:value-type="string">
              <text:p text:style-name="P19">Triggered</text:p>
              <text:p text:style-name="P19">Actions</text:p>
            </table:table-cell>
            <table:table-cell table:style-name="Table25.B1" office:value-type="string">
              <text:list xml:id="list1244185335" text:style-name="L3">
                <text:list-item>
                  <text:p text:style-name="P71">In All This Confusion</text:p>
                </text:list-item>
              </text:list>
            </table:table-cell>
          </table:table-row>
          <table:table-row table:style-name="TableLine3046019998528">
            <table:table-cell table:style-name="Table25.A2" office:value-type="string">
              <text:p text:style-name="P20">Regular</text:p>
              <text:p text:style-name="P20">Actions</text:p>
            </table:table-cell>
            <table:table-cell table:style-name="Table25.B2" office:value-type="string">
              <text:list xml:id="list210527937956968" text:continue-numbering="true" text:style-name="L3">
                <text:list-item>
                  <text:p text:style-name="P74">Charge</text:p>
                </text:list-item>
                <text:list-item>
                  <text:p text:style-name="P74">Defend</text:p>
                </text:list-item>
                <text:list-item>
                  <text:p text:style-name="P74">Free Strike</text:p>
                </text:list-item>
                <text:list-item>
                  <text:p text:style-name="P74">Trade for Maneuver</text:p>
                </text:list-item>
                <text:list-item>
                  <text:p text:style-name="P74">Trade for Move</text:p>
                </text:list-item>
                <text:list-item>
                  <text:p text:style-name="P73">Signature Action</text:p>
                </text:list-item>
              </text:list>
            </table:table-cell>
          </table:table-row>
          <table:table-row table:style-name="TableLine3046019999344">
            <table:table-cell table:style-name="Table25.A2" office:value-type="string">
              <text:p text:style-name="P20">Maneuvers</text:p>
            </table:table-cell>
            <table:table-cell table:style-name="Table25.B2" office:value-type="string">
              <text:list xml:id="list210528038714577" text:continue-numbering="true" text:style-name="L3">
                <text:list-item>
                  <text:p text:style-name="P74">Aid Attack</text:p>
                </text:list-item>
                <text:list-item>
                  <text:p text:style-name="P74">Catch Breath</text:p>
                </text:list-item>
                <text:list-item>
                  <text:p text:style-name="P74">Escape Grab</text:p>
                </text:list-item>
                <text:list-item>
                  <text:p text:style-name="P74">Grab</text:p>
                </text:list-item>
                <text:list-item>
                  <text:p text:style-name="P74">Knockback</text:p>
                </text:list-item>
                <text:list-item>
                  <text:p text:style-name="P74">Make Test</text:p>
                </text:list-item>
                <text:list-item>
                  <text:p text:style-name="P74">Assist Test</text:p>
                </text:list-item>
                <text:list-item>
                  <text:p text:style-name="P74">Search</text:p>
                </text:list-item>
                <text:list-item>
                  <text:p text:style-name="P74">Stand Up</text:p>
                </text:list-item>
                <text:list-item>
                  <text:p text:style-name="P74">Consume</text:p>
                </text:list-item>
                <text:list-item>
                  <text:p text:style-name="P74"/>
                </text:list-item>
              </text:list>
            </table:table-cell>
          </table:table-row>
          <table:table-row table:style-name="TableLine3046020002608">
            <table:table-cell table:style-name="Table25.A2" office:value-type="string">
              <text:p text:style-name="P21">Move </text:p>
              <text:p text:style-name="P21">Actions</text:p>
            </table:table-cell>
            <table:table-cell table:style-name="Table25.B2" office:value-type="string">
              <text:list xml:id="list210528313533510" text:continue-numbering="true" text:style-name="L3">
                <text:list-item>
                  <text:p text:style-name="P75">Advance</text:p>
                </text:list-item>
                <text:list-item>
                  <text:p text:style-name="P75">Disengage</text:p>
                </text:list-item>
                <text:list-item>
                  <text:p text:style-name="P75">Ride Mount</text:p>
                </text:list-item>
              </text:list>
            </table:table-cell>
          </table:table-row>
        </table:table>
        <text:p text:style-name="P45"/>
        <text:p text:style-name="P46"/>
        <table:table table:name="Table26" table:style-name="Table26">
          <table:table-column table:style-name="Table26.A"/>
          <table:table-row table:style-name="TableLine3046020008864">
            <table:table-cell table:style-name="Table26.A1" office:value-type="string">
              <text:h text:style-name="P60" text:outline-level="4">Hamstring Shot</text:h>
            </table:table-cell>
          </table:table-row>
        </table:table>
        <table:table table:name="Table27" table:style-name="Table27">
          <table:table-column table:style-name="Table27.A"/>
          <table:table-column table:style-name="Table27.B"/>
          <table:table-row table:style-name="TableLine3046020001520">
            <table:table-cell table:style-name="Table27.A1" office:value-type="string">
              <text:p text:style-name="P49"><text:span text:style-name="T22">KW</text:span>: <text:span text:style-name="T78">Ranged</text:span><text:span text:style-name="T77">, Strike, Weapon</text:span></text:p>
            </table:table-cell>
            <table:table-cell table:style-name="Table27.B1" office:value-type="string">
              <text:p text:style-name="P49"><text:span text:style-name="T22">Type</text:span>: <text:span text:style-name="T34">Action </text:span><text:span text:style-name="T36">(Signature)</text:span></text:p>
            </table:table-cell>
          </table:table-row>
          <table:table-row table:style-name="TableLine3046020002064">
            <table:table-cell table:style-name="Table27.A2" office:value-type="string">
              <text:p text:style-name="P50"><text:span text:style-name="T22">Distance</text:span>: <text:span text:style-name="T28">Ranged 10</text:span></text:p>
            </table:table-cell>
            <table:table-cell table:style-name="Table27.B2" office:value-type="string">
              <text:p text:style-name="P50"><text:span text:style-name="T22">Target</text:span>: <text:span text:style-name="T27">1 creature</text:span></text:p>
            </table:table-cell>
          </table:table-row>
        </table:table>
        <table:table table:name="Table28" table:style-name="Table28">
          <table:table-column table:style-name="Table28.A"/>
          <table:table-row table:style-name="TableLine3046020003152">
            <table:table-cell table:style-name="Table28.A1" office:value-type="string">
              <text:p text:style-name="P36"><text:span text:style-name="T77">Power Roll </text:span>+ <text:span text:style-name="T38">2</text:span><text:span text:style-name="T51">:</text:span></text:p>
              <text:list xml:id="list210527071097544" text:continue-list="list210527767519334" text:style-name="L2">
                <text:list-item>
                  <text:p text:style-name="P78">11-:<text:span text:style-name="T52"> </text:span><text:span text:style-name="T66">5</text:span><text:span text:style-name="T67"> </text:span><text:span text:style-name="T60">damage; </text:span><text:span text:style-name="T85">A&lt;0</text:span><text:span text:style-name="T62"> slowed </text:span><text:span text:style-name="T63">(save ends)</text:span><text:span text:style-name="T58"> </text:span></text:p>
                </text:list-item>
                <text:list-item>
                  <text:p text:style-name="P79">12-16:<text:span text:style-name="T54"> </text:span><text:span text:style-name="T71">7</text:span><text:span text:style-name="T67"> </text:span><text:span text:style-name="T60">damage; </text:span><text:span text:style-name="T85">A&lt;</text:span><text:span text:style-name="T87">1</text:span><text:span text:style-name="T62"> slowed </text:span><text:span text:style-name="T63">(save ends)</text:span><text:span text:style-name="T57"> </text:span></text:p>
                </text:list-item>
                <text:list-item>
                  <text:p text:style-name="P79"><text:span text:style-name="T45">17</text:span><text:span text:style-name="T46">+</text:span><text:span text:style-name="T45">: </text:span><text:span text:style-name="T71">9</text:span><text:span text:style-name="T67"> </text:span><text:span text:style-name="T69">damage; </text:span><text:span text:style-name="T86">A&lt;</text:span><text:span text:style-name="T87">2</text:span><text:span text:style-name="T70"> slowed </text:span><text:span text:style-name="T71">(save ends)</text:span><text:span text:style-name="T47"> </text:span></text:p>
                </text:list-item>
              </text:list>
            </table:table-cell>
          </table:table-row>
        </table:table>
        <text:p text:style-name="P13"/>
        <table:table table:name="Table29" table:style-name="Table29">
          <table:table-column table:style-name="Table29.A"/>
          <table:table-row table:style-name="TableLine3046020002336">
            <table:table-cell table:style-name="Table29.A1" office:value-type="string">
              <text:h text:style-name="P61" text:outline-level="4">Teamwork Has Its Place</text:h>
            </table:table-cell>
          </table:table-row>
        </table:table>
        <table:table table:name="Table30" table:style-name="Table30">
          <table:table-column table:style-name="Table30.A"/>
          <table:table-column table:style-name="Table30.B"/>
          <table:table-row table:style-name="TableLine3046020009952">
            <table:table-cell table:style-name="Table30.A1" office:value-type="string">
              <text:p text:style-name="P49"><text:span text:style-name="T22">KW</text:span>: <text:span text:style-name="T88">Melee, </text:span><text:span text:style-name="T78">Ranged</text:span><text:span text:style-name="T77">, Strike, Weapon</text:span></text:p>
            </table:table-cell>
            <table:table-cell table:style-name="Table30.B1" office:value-type="string">
              <text:p text:style-name="P49"><text:span text:style-name="T22">Type</text:span>: <text:span text:style-name="T34">Action </text:span><text:span text:style-name="T36">(Signature)</text:span></text:p>
            </table:table-cell>
          </table:table-row>
          <table:table-row table:style-name="TableLine3046019997440">
            <table:table-cell table:style-name="Table30.A2" office:value-type="string">
              <text:p text:style-name="P50"><text:span text:style-name="T22">Distance</text:span>: <text:span text:style-name="T88">Melee 1 or </text:span><text:span text:style-name="T28">Ranged 10</text:span></text:p>
            </table:table-cell>
            <table:table-cell table:style-name="Table30.B2" office:value-type="string">
              <text:p text:style-name="P50"><text:span text:style-name="T22">Target</text:span>: <text:span text:style-name="T27">1 creature </text:span></text:p>
              <text:p text:style-name="P14">or object</text:p>
            </table:table-cell>
          </table:table-row>
        </table:table>
        <table:table table:name="Table31" table:style-name="Table31">
          <table:table-column table:style-name="Table31.A"/>
          <table:table-row table:style-name="TableLine3046020011584">
            <table:table-cell table:style-name="Table31.A1" office:value-type="string">
              <text:p text:style-name="P36"><text:span text:style-name="T77">Power Roll </text:span>+ <text:span text:style-name="T38">2</text:span><text:span text:style-name="T51">:</text:span></text:p>
              <text:list xml:id="list210526651225234" text:continue-numbering="true" text:style-name="L2">
                <text:list-item>
                  <text:p text:style-name="P78">11-:<text:span text:style-name="T52"> </text:span><text:span text:style-name="T72">6</text:span><text:span text:style-name="T67"> </text:span><text:span text:style-name="T60">damage</text:span><text:span text:style-name="T55"> </text:span></text:p>
                </text:list-item>
                <text:list-item>
                  <text:p text:style-name="P78">12-16:<text:span text:style-name="T54"> </text:span><text:span text:style-name="T64">9</text:span><text:span text:style-name="T61"> damage</text:span><text:span text:style-name="T56"> </text:span></text:p>
                </text:list-item>
                <text:list-item>
                  <text:p text:style-name="P78"><text:span text:style-name="T45">17</text:span><text:span text:style-name="T46">+</text:span><text:span text:style-name="T45">: </text:span><text:span text:style-name="T72">12</text:span><text:span text:style-name="T66"> damage</text:span><text:span text:style-name="T45"> </text:span></text:p>
                </text:list-item>
              </text:list>
            </table:table-cell>
          </table:table-row>
          <table:table-row table:style-name="TableLine3046020003424">
            <table:table-cell table:style-name="Table31.A2" office:value-type="string">
              <text:p text:style-name="P37">Effect<text:span text:style-name="T79">: If an ally is adjacent to the target, the target takes extra damage equal to your Agility score.</text:span></text:p>
            </table:table-cell>
          </table:table-row>
        </table:table>
        <text:p text:style-name="P13"/>
        <text:p text:style-name="P45"/>
        <text:p text:style-name="P47"/>
        <table:table table:name="Table32" table:style-name="Table32">
          <table:table-column table:style-name="Table32.A"/>
          <table:table-row table:style-name="TableLine3046020004240">
            <table:table-cell table:style-name="Table32.A1" office:value-type="string">
              <text:h text:style-name="P62" text:outline-level="4">Get In, Get Out <text:span text:style-name="T82">(3 Insight)</text:span></text:h>
            </table:table-cell>
          </table:table-row>
        </table:table>
        <table:table table:name="Table33" table:style-name="Table33">
          <table:table-column table:style-name="Table33.A"/>
          <table:table-column table:style-name="Table33.B"/>
          <table:table-row table:style-name="TableLine3046020000160">
            <table:table-cell table:style-name="Table33.A1" office:value-type="string">
              <text:p text:style-name="P49"><text:span text:style-name="T22">KW</text:span>: <text:span text:style-name="T89">Melee</text:span><text:span text:style-name="T77">, Strike, Weapon</text:span></text:p>
            </table:table-cell>
            <table:table-cell table:style-name="Table33.B1" office:value-type="string">
              <text:p text:style-name="P49"><text:span text:style-name="T22">Type</text:span>: <text:span text:style-name="T34">Action </text:span><text:span text:style-name="T37">(Heroic)</text:span></text:p>
            </table:table-cell>
          </table:table-row>
          <table:table-row table:style-name="TableLine3046020011856">
            <table:table-cell table:style-name="Table33.A2" office:value-type="string">
              <text:p text:style-name="P50"><text:span text:style-name="T22">Distance</text:span>: <text:span text:style-name="T31">Melee 1</text:span></text:p>
            </table:table-cell>
            <table:table-cell table:style-name="Table33.B2" office:value-type="string">
              <text:p text:style-name="P50"><text:span text:style-name="T22">Target</text:span>: <text:span text:style-name="T27">1 creature</text:span></text:p>
            </table:table-cell>
          </table:table-row>
        </table:table>
        <table:table table:name="Table34" table:style-name="Table34">
          <table:table-column table:style-name="Table34.A"/>
          <table:table-row table:style-name="TableLine3046020005600">
            <table:table-cell table:style-name="Table34.A1" office:value-type="string">
              <text:p text:style-name="P36"><text:span text:style-name="T77">Power Roll </text:span>+ <text:span text:style-name="T38">2</text:span><text:span text:style-name="T51">:</text:span></text:p>
              <text:list xml:id="list210526793276884" text:continue-numbering="true" text:style-name="L2">
                <text:list-item>
                  <text:p text:style-name="P78">11-:<text:span text:style-name="T52"> </text:span><text:span text:style-name="T73">8</text:span><text:span text:style-name="T67"> </text:span><text:span text:style-name="T60">damage</text:span><text:span text:style-name="T55"> </text:span></text:p>
                </text:list-item>
                <text:list-item>
                  <text:p text:style-name="P78">12-16:<text:span text:style-name="T54"> </text:span><text:span text:style-name="T65">11</text:span><text:span text:style-name="T61"> damage</text:span><text:span text:style-name="T56"> </text:span></text:p>
                </text:list-item>
                <text:list-item>
                  <text:p text:style-name="P78"><text:span text:style-name="T45">17</text:span><text:span text:style-name="T46">+</text:span><text:span text:style-name="T45">: </text:span><text:span text:style-name="T73">14</text:span><text:span text:style-name="T66"> damage</text:span><text:span text:style-name="T45"> </text:span></text:p>
                </text:list-item>
              </text:list>
            </table:table-cell>
          </table:table-row>
          <table:table-row table:style-name="TableLine3046020006144">
            <table:table-cell table:style-name="Table34.A2" office:value-type="string">
              <text:p text:style-name="P38">Effect<text:span text:style-name="T79">: You can shift up to your speed, dividing that movement before or after your strike as desired.</text:span></text:p>
            </table:table-cell>
          </table:table-row>
        </table:table>
        <text:p text:style-name="P45"/>
        <table:table table:name="Table35" table:style-name="Table35">
          <table:table-column table:style-name="Table35.A"/>
          <table:table-row table:style-name="TableLine3046019995264">
            <table:table-cell table:style-name="Table35.A1" office:value-type="string">
              <text:h text:style-name="P63" text:outline-level="4">Coup de Grace <text:span text:style-name="T82">(5 Insight)</text:span></text:h>
            </table:table-cell>
          </table:table-row>
        </table:table>
        <table:table table:name="Table36" table:style-name="Table36">
          <table:table-column table:style-name="Table36.A"/>
          <table:table-column table:style-name="Table36.B"/>
          <table:table-row table:style-name="TableLine3046020024096">
            <table:table-cell table:style-name="Table36.A1" office:value-type="string">
              <text:p text:style-name="P49"><text:span text:style-name="T22">KW</text:span>: <text:span text:style-name="T90">Melee, </text:span><text:span text:style-name="T78">Ranged</text:span><text:span text:style-name="T77">, Strike, Weapon</text:span></text:p>
            </table:table-cell>
            <table:table-cell table:style-name="Table36.B1" office:value-type="string">
              <text:p text:style-name="P49"><text:span text:style-name="T22">Type</text:span>: <text:span text:style-name="T34">Action </text:span><text:span text:style-name="T37">(Heroic)</text:span></text:p>
            </table:table-cell>
          </table:table-row>
          <table:table-row table:style-name="TableLine3046020026816">
            <table:table-cell table:style-name="Table36.A2" office:value-type="string">
              <text:p text:style-name="P50"><text:span text:style-name="T22">Distance</text:span>: <text:span text:style-name="T91">Melee 1 or </text:span><text:span text:style-name="T28">Ranged 10</text:span></text:p>
            </table:table-cell>
            <table:table-cell table:style-name="Table36.B2" office:value-type="string">
              <text:p text:style-name="P50"><text:span text:style-name="T22">Target</text:span>: <text:span text:style-name="T27">1 creature</text:span></text:p>
            </table:table-cell>
          </table:table-row>
        </table:table>
        <table:table table:name="Table37" table:style-name="Table37">
          <table:table-column table:style-name="Table37.A"/>
          <table:table-row table:style-name="TableLine3046020021104">
            <table:table-cell table:style-name="Table37.A1" office:value-type="string">
              <text:p text:style-name="P36"><text:span text:style-name="T77">Power Roll </text:span>+ <text:span text:style-name="T38">2</text:span><text:span text:style-name="T51">:</text:span></text:p>
              <text:list xml:id="list210527645430236" text:continue-numbering="true" text:style-name="L2">
                <text:list-item>
                  <text:p text:style-name="P78">11-:<text:span text:style-name="T52"> </text:span><text:span text:style-name="T74">1d6 + 10 damage</text:span><text:span text:style-name="T48"> </text:span></text:p>
                </text:list-item>
                <text:list-item>
                  <text:p text:style-name="P80">12-16:<text:span text:style-name="T54"> </text:span><text:span text:style-name="T74">1d6 + 14 damage</text:span><text:span text:style-name="T56"> </text:span></text:p>
                </text:list-item>
                <text:list-item>
                  <text:p text:style-name="P80"><text:span text:style-name="T45">17</text:span><text:span text:style-name="T46">+</text:span><text:span text:style-name="T45">: </text:span><text:span text:style-name="T74">1d6 + 19 damage</text:span><text:span text:style-name="T45"> </text:span></text:p>
                </text:list-item>
              </text:list>
            </table:table-cell>
          </table:table-row>
        </table:table>
        <text:p text:style-name="P13"/>
        <text:p text:style-name="P12"/>
        <text:p text:style-name="P12"/>
      </text:section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Bullet" style:display-name="Table Bullet" style:family="paragraph" style:parent-style-name="Table_20_Contents"/>
    <style:style style:name="Heading_20_4" style:display-name="Heading 4" style:family="paragraph" style:parent-style-name="Heading" style:next-style-name="Text_20_body" style:default-outline-level="4" style:class="text">
      <style:paragraph-properties fo:margin-top="0.0846in" fo:margin-bottom="0.0846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Table_20_Bullets" style:display-name="Table Bullets" style:family="paragraph" style:parent-style-name="Table_20_Contents">
      <style:paragraph-properties fo:text-align="start" style:justify-single-word="false"/>
      <style:text-properties style:font-name="Liberation Serif" fo:font-family="'Liberation Serif'" style:font-family-generic="roman" style:font-pitch="variable" fo:font-size="11pt" fo:font-style="italic" fo:font-weight="normal" officeooo:rsid="01c3e74d" style:font-size-asian="11pt" style:font-style-asian="italic" style:font-weight-asian="normal" style:font-size-complex="11pt" style:font-style-complex="italic" style:font-weight-complex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font-size="12pt" fo:font-weight="bold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Liberation Sans1" fo:font-family="'Liberation Sans'" style:font-family-generic="roman" style:font-pitch="variable" fo:font-size="12pt" fo:font-weight="bold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2pt" fo:font-weight="bold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Liberation Sans1" fo:font-family="'Liberation Sans'" style:font-family-generic="roman" style:font-pitch="variable" fo:font-size="12pt" fo:font-weight="bold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space" fo:text-indent="0.0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in" fo:margin-left="0.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space" fo:text-indent="0.0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1in" fo:margin-left="0.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104c590" officeooo:paragraph-rsid="0104c59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om’s Character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editing-duration>PT6H18M8S</meta:editing-duration>
    <meta:editing-cycles>279</meta:editing-cycles>
    <dc:date>2025-03-07T21:05:26.062000000</dc:date>
    <meta:document-statistic meta:table-count="34" meta:image-count="0" meta:object-count="0" meta:page-count="3" meta:paragraph-count="155" meta:word-count="529" meta:character-count="2816" meta:non-whitespace-character-count="2424"/>
  </office:meta>
</office:document-meta>
</file>